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Padauk Book" svg:font-family="'Padauk Boo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fo:font-weight="bold" officeooo:rsid="001f22f6" officeooo:paragraph-rsid="001f22f6" style:font-weight-asian="bold" style:font-weight-complex="bold"/>
    </style:style>
    <style:style style:name="P2" style:family="paragraph" style:parent-style-name="Standard" style:list-style-name="L1">
      <style:text-properties fo:font-weight="bold" officeooo:rsid="00206d57" officeooo:paragraph-rsid="00206d57" style:font-weight-asian="bold" style:font-weight-complex="bold"/>
    </style:style>
    <style:style style:name="P3" style:family="paragraph" style:parent-style-name="Standard" style:list-style-name="L1">
      <style:text-properties fo:font-weight="bold" officeooo:rsid="001fa5a7" officeooo:paragraph-rsid="001fa5a7" style:font-weight-asian="bold" style:font-weight-complex="bold"/>
    </style:style>
    <style:style style:name="P4" style:family="paragraph" style:parent-style-name="Standard">
      <style:text-properties fo:font-weight="bold" officeooo:rsid="001fa5a7" officeooo:paragraph-rsid="001fa5a7" style:font-weight-asian="bold" style:font-weight-complex="bold"/>
    </style:style>
    <style:style style:name="P5" style:family="paragraph" style:parent-style-name="Standard" style:list-style-name="L1">
      <style:text-properties fo:font-weight="bold" officeooo:rsid="001fb577" officeooo:paragraph-rsid="001fb577" style:font-weight-asian="bold" style:font-weight-complex="bold"/>
    </style:style>
    <style:style style:name="P6" style:family="paragraph" style:parent-style-name="Standard" style:list-style-name="L1">
      <style:text-properties fo:font-weight="normal" officeooo:rsid="00206d57" officeooo:paragraph-rsid="001f22f6" style:font-weight-asian="normal" style:font-weight-complex="normal"/>
    </style:style>
    <style:style style:name="P7" style:family="paragraph" style:parent-style-name="Standard" style:list-style-name="L1">
      <style:text-properties fo:font-weight="normal" officeooo:rsid="00206d57" officeooo:paragraph-rsid="001fb577" style:font-weight-asian="normal" style:font-weight-complex="normal"/>
    </style:style>
    <style:style style:name="P8" style:family="paragraph" style:parent-style-name="Standard" style:list-style-name="L1">
      <style:text-properties fo:font-weight="normal" officeooo:rsid="001f22f6" officeooo:paragraph-rsid="001f22f6" style:font-weight-asian="normal" style:font-weight-complex="normal"/>
    </style:style>
    <style:style style:name="P9" style:family="paragraph" style:parent-style-name="Standard">
      <style:text-properties fo:color="#ce181e" style:font-name="Padauk Book" fo:font-style="italic" style:text-underline-style="solid" style:text-underline-width="auto" style:text-underline-color="font-color" fo:font-weight="bold" officeooo:rsid="00221855" officeooo:paragraph-rsid="00221855" style:font-style-asian="italic" style:font-weight-asian="bold" style:font-style-complex="italic" style:font-weight-complex="bold"/>
    </style:style>
    <style:style style:name="P10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06d57" style:font-weight-asian="normal" style:font-weight-complex="normal"/>
    </style:style>
    <style:style style:name="T3" style:family="text">
      <style:text-properties officeooo:rsid="001fa5a7"/>
    </style:style>
    <style:style style:name="T4" style:family="text">
      <style:text-properties officeooo:rsid="001fb577"/>
    </style:style>
    <style:style style:name="T5" style:family="text">
      <style:text-properties officeooo:rsid="00206d57"/>
    </style:style>
    <style:style style:name="T6" style:family="text">
      <style:text-properties style:use-window-font-color="true" fo:font-style="normal" style:text-underline-style="none" style:font-style-asian="normal" style:font-style-complex="normal"/>
    </style:style>
    <style:style style:name="T7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72521483" text:style-name="L1">
        <text:list-item>
          <text:p text:style-name="P1">In a food chain, we use <text:span text:style-name="T1">arrows </text:span>to show the eater.</text:p>
          <text:p text:style-name="P1"/>
        </text:list-item>
        <text:list-item>
          <text:p text:style-name="P1">The first organism in a food chain is called <text:span text:style-name="T1">producers</text:span>.</text:p>
          <text:p text:style-name="P1"/>
        </text:list-item>
        <text:list-item>
          <text:p text:style-name="P1">Animals that feed on plants are referred to as <text:span text:style-name="T1">Primary </text:span><text:span text:style-name="T2">consumers.</text:span></text:p>
          <text:p text:style-name="P6"/>
        </text:list-item>
        <text:list-item>
          <text:p text:style-name="P1"><text:span text:style-name="T5">Tertiary</text:span> consumers and carnivores feed on other <text:span text:style-name="T1">animals</text:span>.</text:p>
          <text:p text:style-name="P2"/>
        </text:list-item>
        <text:list-item>
          <text:p text:style-name="P1">Consumers are divided into three levels, namely, <text:span text:style-name="T1">Primary consumers, Secondary consumers </text:span>and<text:span text:style-name="T1"> Tertiary</text:span>.</text:p>
          <text:p text:style-name="P1"/>
        </text:list-item>
        <text:list-item>
          <text:p text:style-name="P1">In a food chain, green plants are referred to as <text:span text:style-name="T1">producers.</text:span></text:p>
          <text:p text:style-name="P8"/>
        </text:list-item>
        <text:list-item>
          <text:p text:style-name="P1">Bacteria and fungi are examples of <text:span text:style-name="T1">decomposers.</text:span></text:p>
          <text:p text:style-name="P8"/>
        </text:list-item>
        <text:list-item>
          <text:p text:style-name="P1">Animals that feed on leftovers of other animals food are called <text:span text:style-name="T1">tertiary</text:span>.</text:p>
          <text:p text:style-name="P1"/>
        </text:list-item>
        <text:list-item>
          <text:p text:style-name="P1">Use the diagram below <text:span text:style-name="T3">the questions.</text:span></text:p>
          <text:p text:style-name="P3"><draw:line text:anchor-type="paragraph" draw:z-index="0" draw:name="Shape1" draw:style-name="gr1" draw:text-style-name="P10" svg:x1="0.9453in" svg:y1="0.078in" svg:x2="1.3205in" svg:y2="0.0882in"><text:p text:style-name="P10">-</text:p></draw:line><draw:line text:anchor-type="paragraph" draw:z-index="1" draw:name="Shape2" draw:style-name="gr2" draw:text-style-name="P10" svg:x1="1.7055in" svg:y1="0.0882in" svg:x2="2.1012in" svg:y2="0.0984in"><text:p/></draw:line>Kale <text:s text:c="11"/><text:span text:style-name="T4">goat <text:s text:c="10"/>leopard</text:span></text:p>
          <text:p text:style-name="P5">a) What type of food chain is shown above? <text:span text:style-name="T1">Three level food chain</text:span></text:p>
          <text:p text:style-name="P5">b) The most <text:span text:style-name="T5">abundant component in the above food chain should be </text:span><text:span text:style-name="T2">Kale.</text:span></text:p>
          <text:p text:style-name="P7"/>
        </text:list-item>
        <text:list-item>
          <text:p text:style-name="P2">In a food chain, omnivores are both <text:span text:style-name="T1">Primary </text:span>and <text:span text:style-name="T1">Secondary </text:span>consumers.</text:p>
        </text:list-item>
      </text:list>
      <text:p text:style-name="P4"/>
      <text:p text:style-name="P4"/>
      <text:p text:style-name="P9">CORRECTION</text:p>
      <text:p text:style-name="P9"><text:span text:style-name="T7">3. Animals that feed on plants are referred to as </text:span><text:span text:style-name="T6">Herbivores</text:span></text:p>
      <text:p text:style-name="P9"><text:span text:style-name="T7">4. Tertiary consumers and carnivores feed on other </text:span><text:span text:style-name="T6">carnivores.</text:span></text:p>
      <text:p text:style-name="P9"><text:span text:style-name="T7">8. Animals that feed on leftovers of other animals food are called </text:span><text:span text:style-name="T6">scavengers.</text:span></text:p>
      <text:list xml:id="list83716421580305" text:continue-numbering="true" text:style-name="L1">
        <text:list-header>
          <text:p text:style-name="P8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Padauk Book" svg:font-family="'Padauk Boo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5T08:04:52.661576363</meta:creation-date>
    <dc:date>2020-06-05T08:37:15.687693460</dc:date>
    <meta:editing-duration>PT9M49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7" meta:word-count="173" meta:character-count="1013" meta:non-whitespace-character-count="846"/>
  </office:meta>
</office:document-meta>
</file>